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54c0" officeooo:paragraph-rsid="000454c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519d" officeooo:paragraph-rsid="0006519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519d" officeooo:paragraph-rsid="0006519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651e" officeooo:paragraph-rsid="0009651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b092c" officeooo:paragraph-rsid="000b092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41e2" officeooo:paragraph-rsid="000c41e2" style:font-weight-asian="normal" style:font-weight-complex="normal"/>
    </style:style>
    <style:style style:name="T1" style:family="text">
      <style:text-properties fo:font-weight="bold" officeooo:rsid="0007cad2" style:font-weight-asian="bold" style:font-weight-complex="bold"/>
    </style:style>
    <style:style style:name="T2" style:family="text">
      <style:text-properties officeooo:rsid="000c41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é rentrée 14 septembre</text:p>
      <text:p text:style-name="P1"/>
      <text:p text:style-name="P1"/>
      <text:p text:style-name="P1"/>
      <text:p text:style-name="P3">Pour le stage il y a le site reso 8, créer par scuio, on recevra durant l'année des offres de stage via mail , il y a aura des salons également pour les stages. « Les lundis de l'insertion , se renseigner dessus » <text:span text:style-name="T1">Bat A327</text:span></text:p>
      <text:p text:style-name="P3">Nous pouvons égalment prendre RDV pour améliorer les cv et lettres de motivations.</text:p>
      <text:p text:style-name="P2"/>
      <text:p text:style-name="P2"/>
      <text:p text:style-name="P4"><text:span text:style-name="T2">&gt;</text:span>Au niveau de UE 5 3 ec a choisir parmi les 5 cours </text:p>
      <text:p text:style-name="P5"/>
      <text:p text:style-name="P5"><text:span text:style-name="T2">&gt;</text:span>UE transversale Anglais technique / Histoire de l'info obligatoire </text:p>
      <text:p text:style-name="P6"/>
      <text:p text:style-name="P6">&gt;Prendre soit </text:p>
      <text:p text:style-name="P6">- 2 Mineures externes</text:p>
      <text:p text:style-name="P6"/>
      <text:p text:style-name="P6">- Soit Réalisation d'applications &amp; un EC de UE 5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0:27:55.245146999</meta:creation-date>
    <dc:date>2015-09-14T10:46:27.916975730</dc:date>
    <meta:editing-duration>PT18M32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1" meta:paragraph-count="9" meta:word-count="101" meta:character-count="533" meta:non-whitespace-character-count="436"/>
  </office:meta>
</office:document-meta>
</file>